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outline="false" style:text-line-through-style="none" style:text-line-through-type="none" style:font-name="Liberation Sans" fo:font-size="15pt" fo:language="es" fo:country="ES" fo:font-style="normal" fo:text-shadow="none" style:text-underline-style="none" fo:font-weight="normal" officeooo:rsid="00a8dad2" officeooo:paragraph-rsid="00a8dad2" style:font-size-asian="15pt" style:font-style-asian="normal" style:font-weight-asian="normal" style:font-size-complex="15pt" style:text-emphasize="none"/>
    </style:style>
    <style:style style:name="P2" style:family="paragraph" style:parent-style-name="Standard">
      <style:text-properties style:text-outline="false" style:text-line-through-style="none" style:text-line-through-type="none" style:font-name="Liberation Sans" fo:font-size="15pt" fo:language="es" fo:country="ES" fo:font-style="normal" fo:text-shadow="none" style:text-underline-style="none" fo:font-weight="normal" officeooo:rsid="00aa5617" officeooo:paragraph-rsid="00aa5617" style:font-size-asian="15pt" style:font-style-asian="normal" style:font-weight-asian="normal" style:font-size-complex="15pt" style:text-emphasize="none"/>
    </style:style>
    <style:style style:name="P3" style:family="paragraph" style:parent-style-name="Standard">
      <style:text-properties style:text-outline="false" style:text-line-through-style="none" style:text-line-through-type="none" style:font-name="Liberation Sans" fo:font-size="15pt" fo:language="es" fo:country="ES" fo:font-style="normal" fo:text-shadow="none" style:text-underline-style="none" fo:font-weight="normal" officeooo:rsid="00ab8b2d" officeooo:paragraph-rsid="00ab8b2d" style:font-size-asian="15pt" style:font-style-asian="normal" style:font-weight-asian="normal" style:font-size-complex="15pt" style:text-emphasize="none"/>
    </style:style>
    <style:style style:name="P4" style:family="paragraph" style:parent-style-name="Standard">
      <style:text-properties style:text-outline="false" style:text-line-through-style="none" style:text-line-through-type="none" style:font-name="Liberation Sans" fo:font-size="15pt" fo:language="es" fo:country="ES" fo:font-style="normal" fo:text-shadow="none" style:text-underline-style="none" fo:font-weight="normal" officeooo:rsid="00ad3c02" officeooo:paragraph-rsid="00ad3c02" style:font-size-asian="15pt" style:font-style-asian="normal" style:font-weight-asian="normal" style:font-size-complex="15pt" style:text-emphasize="none"/>
    </style:style>
    <style:style style:name="P5" style:family="paragraph" style:parent-style-name="Standard">
      <style:text-properties style:text-outline="false" style:text-line-through-style="none" style:text-line-through-type="none" style:font-name="Liberation Sans" fo:font-size="15pt" fo:language="es" fo:country="ES" fo:font-style="normal" fo:text-shadow="none" style:text-underline-style="none" fo:font-weight="normal" officeooo:rsid="00ae6eb5" officeooo:paragraph-rsid="00ae6eb5" style:font-size-asian="15pt" style:font-style-asian="normal" style:font-weight-asian="normal" style:font-size-complex="15pt" style:text-emphasize="none"/>
    </style:style>
    <style:style style:name="T1" style:family="text">
      <style:text-properties officeooo:rsid="00ab8b2d"/>
    </style:style>
    <style:style style:name="T2" style:family="text">
      <style:text-properties officeooo:rsid="00ac7791"/>
    </style:style>
    <style:style style:name="T3" style:family="text">
      <style:text-properties officeooo:rsid="00af6210"/>
    </style:style>
    <style:style style:name="T4" style:family="text">
      <style:text-properties officeooo:rsid="00b05aa9"/>
    </style:style>
    <style:style style:name="T5" style:family="text">
      <style:text-properties officeooo:rsid="00b1a0e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 que negocios podemos estar? <text:s/></text:p>
      <text:p text:style-name="P1"/>
      <text:p text:style-name="P1">Todo negocio es crear o conseguir algo que alguien necesite.</text:p>
      <text:p text:style-name="P1"/>
      <text:p text:style-name="P1">También existe el negocios de robar. Muchos ricos usan este, en especial el estado. De hecho el ambiente donde vivimos y en donde debe funcionar el negocio es este, el del robo continuo. El robo existe desde el momento en que había algo para robar. Entonces cuando creemos o consigamos algo, vamos a estar expuestos al robo.</text:p>
      <text:p text:style-name="P1"/>
      <text:p text:style-name="P1">Se supone que el estado existe para protegernos del robo, y lo hace, siempre que nos superemos un techo de propiedad. Siempre estarán los impuestos en la primera línea del robo.</text:p>
      <text:p text:style-name="P1"/>
      <text:p text:style-name="P2">Lo que me gusta hacer tiene que ver con pensar y la comprensión y con el desarrollo de software. No me gusta que me impongan en que pensar ni como desarrollar el software. Estas dos cosas me imponen limitaciones, en especial a la hora de tener un empleo.</text:p>
      <text:p text:style-name="P2"/>
      <text:p text:style-name="P2">Actualmente tenemos un capital <text:span text:style-name="T1">que nos permite hacer lo que queramos por un tiempo, de 2 a 3 años; seguramente 5 años. En este tiempo tenemos que desarrollar un negocio que nos permita seguir haciendo lo que queramos.</text:span></text:p>
      <text:p text:style-name="P2"/>
      <text:p text:style-name="P3">Estamos sembrando café esperando que en 2 a 3 años produzca lo suficiente para cubrir nuestro<text:span text:style-name="T5">s</text:span> gastos básicos. El café nos gusta porque lo que tenemos que hacer <text:span text:style-name="T2">que no nos gusta requiere poco tiempo: desbabar, secar, empacar, vender y cuidar que no nos roben. Si el tiempo llegara a aumentar, querrá decir que tenemos más ingresos y podremos pagarles a otros para que hagan esto. Estos trabajos corresponde a 3 o 4 meses al año.</text:span></text:p>
      <text:p text:style-name="P3"/>
      <text:p text:style-name="P4">Otro trabajo es programar. Para esto tenemos que encontrar algo que le sea de utilidad a otros y lograr que esos otros nos paguen de alguna forma.</text:p>
      <text:p text:style-name="P4"/>
      <text:p text:style-name="P5">Con el software existen varios problemas. El primero es el robo, que se puede evitar con el Open Source. El segundo, es el soporte, que también <text:soft-page-break/>se puede hacer a través de los usuarios del software libre. La recolección de dinero tocaría a través de donaciones.</text:p>
      <text:p text:style-name="P5"/>
      <text:p text:style-name="P5">Parece que la plataforma es el Open Source. <text:span text:style-name="T3">Entonces, nuestro trabajo es encontrar algo interesante para hacer nosotros, que le sirva a un gran número de personas y darlo a conocer a través de los medios </text:span><text:span text:style-name="T4">de</text:span><text:span text:style-name="T3"> Internet.</text:span></text:p>
      <text:p text:style-name="P5"/>
      <text:p text:style-name="P5"/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5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5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6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fo:font-size="12pt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2T09:52:02.367235098</meta:creation-date>
    <meta:generator>LibreOffice/6.4.7.2$Linux_X86_64 LibreOffice_project/40$Build-2</meta:generator>
    <dc:date>2022-05-07T08:09:10.846774636</dc:date>
    <meta:editing-duration>PT16H37M49S</meta:editing-duration>
    <meta:editing-cycles>126</meta:editing-cycles>
    <meta:document-statistic meta:table-count="0" meta:image-count="0" meta:object-count="0" meta:page-count="2" meta:paragraph-count="10" meta:word-count="376" meta:character-count="2114" meta:non-whitespace-character-count="1746"/>
  </office:meta>
</office:document-meta>
</file>